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Mesdames et messieurs, bienvenue à la merveilleuse, somptueuse, magnificiente présentation que vous attendez tous, celle de l'implémentation du bruit de Perlin ! Pour information, ce n'est pas une fonction aléatoire à proprement dit, la méthode consiste à de l'interpolation à partir de données aléatoires.</text:p>
      <text:p text:style-name="Standard"/>
      <text:p text:style-name="Standard">Le principe de la méthode :</text:p>
      <text:p text:style-name="Standard"><text:tab/>Dans une génération aléatoire, ce qui rend la chose incohérente, c'est la non-continuité.</text:p>
      <text:p text:style-name="Standard">La méthode de Perlin consiste donc à rendre continu la texture en interpolant les points. Pour cela, on génère notre texture aléatoire qui nous sert de base, on prend des points régulièrement espacés (de pas) et on remplit ce qu'il y a entre les deux par une fonction d'interpolation continue. Evidemment, si on ne le fait qu'une seule fois, il va manquer le caractère aléatoire de la texture. Pour le compenser, on va superposer plusieurs figures d'interpolation. On va réduire n fois le pas (n est appelé octave) en le multipliant par un facteur reduction, générer les figures correspondant à chaque pas, puis les superposer, à l'aide d'un facteur persistance, qui traduira "pour combien" compteront chacune des figures successives. Jouer sur le facteur réduction permet d'obtenir des figures avec plus de détails, mais qui nécessiteront plus d'octaves pour avoir une image nette. Augmenter la persistance augmentera l'importance des figures d'interpolation plus fines, donc rajoutera des détails (1 est l'idéal).</text:p>
      <text:p text:style-name="Standard"><text:tab/>J'implémente ici l'interpolation en cosinus, qui est relativement simple, moins simplette que l'interpolation linéaire, moins compliquée que l'interpolation cubique.</text:p>
      <text:p text:style-name="Standard"/>
      <text:p text:style-name="Standard">Les constantes :</text:p>
      <text:p text:style-name="Standard">taille_finale est la taille de la texture que l'on veut afficher (prise carrée ici)</text:p>
      <text:p text:style-name="Standard">pix : taille du "pixel" de couleur</text:p>
      <text:p text:style-name="Standard">pi : périmètre d'un cercle de rayon 1/2</text:p>
      <text:p text:style-name="Standard">persistance et reduction ont été expliqués dans la méthode.</text:p>
      <text:p text:style-name="Standard">Base : texture aléatoire qui va servir de model pour l'interpolation (générée par randomization)</text:p>
      <text:p text:style-name="Standard"/>
      <text:p text:style-name="Standard">add_matrix ajoute des matrices</text:p>
      <text:p text:style-name="Standard">affichage permet d'afficher les textures</text:p>
      <text:p text:style-name="Standard"/>
      <text:p text:style-name="Standard">interpolation_cos : construit une fonction d'interpolation entre les points (0,a) et (1,b)</text:p>
      <text:p text:style-name="Standard">inter_cos_carre la généralise pour une interpolation sur un carré :(0,0,a),(1,0,b),(1,1,c),(0,1,d)</text:p>
      <text:p text:style-name="Standard"/>
      <text:p text:style-name="Standard">perlin_cos amplitude pas base : rend la figure d'interpolation à partir de base, de paramètre pas, avec un facteur amplitude</text:p>
      <text:p text:style-name="Standard">(exemples en commentaire)</text:p>
      <text:p text:style-name="Standard"/>
      <text:p text:style-name="Standard">perlin octave pas base : appelle perlin_cos et va constuire la superpositon des octave figures d'interpolation, dont le pas va évoluer en pas*reduction^n et l'amplitude en persistance^n</text:p>
      <text:p text:style-name="Standard">(Résultat en commentaire) On obtient bien une figure qui a l'air aléatoire, mais qui garde une cohérence au niveau de la continuité</text:p>
      <text:p text:style-name="Standard"/>
      <text:p text:style-name="Standard">La partie suivante finissant à affichage rgb (entre commentaire) montre ce que ça donne sur du rgb, pas seulement sur du noir et blanc. <text:s/>Le résultat est psychédélique.</text:p>
      <text:p text:style-name="Standard">(exemple en commentaire)</text:p>
      <text:p text:style-name="Standard"/>
      <text:p text:style-name="Standard">La dernière partie "minecraft" montre le résultat que cela donne, non sur une base entièrement aléatoire comme précédemment, mais sur une base aléatoire centrée sur une couleur – ce que nous avions fait précédemment avec la texture minecraft.</text:p>
      <text:p text:style-name="Standard">(exemple en commentaire, un peu lo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2M19S</meta:editing-duration>
    <meta:editing-cycles>5</meta:editing-cycles>
    <meta:generator>OpenOffice.org/3.4.1$Win32 OpenOffice.org_project/341m1$Build-9593</meta:generator>
    <dc:date>2014-05-04T12:47:03.92</dc:date>
    <meta:document-statistic meta:table-count="0" meta:image-count="0" meta:object-count="0" meta:page-count="1" meta:paragraph-count="23" meta:word-count="474" meta:character-count="3125"/>
    <meta:user-defined meta:name="Info 1"/>
    <meta:user-defined meta:name="Info 2"/>
    <meta:user-defined meta:name="Info 3"/>
    <meta:user-defined meta:name="Info 4"/>
  </office:meta>
</office:document-meta>
</file>